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d0c0" officeooo:paragraph-rsid="0004d0c0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officeooo:rsid="0004d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网络工程<text:span text:style-name="T1">2班<text:tab/>孙航<text:tab/>20135951</text:span></text:p>
      <text:p text:style-name="P2">————————————————————————————————————</text:p>
      <text:p text:style-name="Standard"/>
      <text:p text:style-name="Standard">第一题<text:span text:style-name="T1">：</text:span></text:p>
      <text:p text:style-name="Standard"/>
      <text:p text:style-name="P1">/* No function call,</text:p>
      <text:p text:style-name="P1"><text:s/>* No include,</text:p>
      <text:p text:style-name="P1"><text:s/>* No Main,</text:p>
      <text:p text:style-name="P1"><text:s/>* Just core.</text:p>
      <text:p text:style-name="P1"><text:s/>*/</text:p>
      <text:p text:style-name="P1"/>
      <text:p text:style-name="P1">/* Variable init */</text:p>
      <text:p text:style-name="P1">char *a;</text:p>
      <text:p text:style-name="P1">int i;</text:p>
      <text:p text:style-name="P1"/>
      <text:p text:style-name="P1">/* malloc */</text:p>
      <text:p text:style-name="P1">a = (char *)malloc(sizeof(char) * lenth);</text:p>
      <text:p text:style-name="P1">/* lasted node to NULL */</text:p>
      <text:p text:style-name="P1">a[lenth -1] = NULL;</text:p>
      <text:p text:style-name="P1"/>
      <text:p text:style-name="P1">for(i = 0; i &lt; lenth; i++) {</text:p>
      <text:p text:style-name="P1"><text:tab/>if(a[i] == <text:s/>x) {</text:p>
      <text:p text:style-name="P1"><text:tab/><text:tab/>for(i++; i&lt;lenth; i++) {</text:p>
      <text:p text:style-name="P1"><text:tab/><text:tab/><text:tab/>a[i-1] = a[i];</text:p>
      <text:p text:style-name="P1"><text:tab/><text:tab/>}</text:p>
      <text:p text:style-name="P1"><text:tab/><text:tab/>a[lenth-2] = NULL;</text:p>
      <text:p text:style-name="P1"><text:tab/><text:tab/>break;</text:p>
      <text:p text:style-name="P1"><text:tab/>}</text:p>
      <text:p text:style-name="P1">}</text:p>
      <text:p text:style-name="P1"/>
      <text:p text:style-name="P1">————————————————————————————————————</text:p>
      <text:p text:style-name="P1">第二题：</text:p>
      <text:p text:style-name="P1"/>
      <text:p text:style-name="P1">/*</text:p>
      <text:p text:style-name="P1"><text:s/>* No function call,</text:p>
      <text:p text:style-name="P1"><text:s/>* No include,</text:p>
      <text:p text:style-name="P1"><text:s/>* No Main,</text:p>
      <text:p text:style-name="P1"><text:s/>* Just core.</text:p>
      <text:p text:style-name="P1"><text:s/>*/</text:p>
      <text:p text:style-name="P1"/>
      <text:p text:style-name="P1">typedef struct list {</text:p>
      <text:p text:style-name="P1"><text:tab/>char *data;</text:p>
      <text:p text:style-name="P1"><text:tab/>char *next;</text:p>
      <text:p text:style-name="P1"><text:soft-page-break/>} linklist;</text:p>
      <text:p text:style-name="P1">/* </text:p>
      <text:p text:style-name="P1"><text:s/>* data need to be use malloc to init</text:p>
      <text:p text:style-name="P1"><text:s/>* and use strcmp to compare.</text:p>
      <text:p text:style-name="P1"><text:s/>*/</text:p>
      <text:p text:style-name="P1"/>
      <text:p text:style-name="P1">linklist *mylist;</text:p>
      <text:p text:style-name="P1">/* </text:p>
      <text:p text:style-name="P1"><text:s/>* Miss the action to create and init the list,</text:p>
      <text:p text:style-name="P1"><text:s/>* make the point mylist as the start of the list,</text:p>
      <text:p text:style-name="P1"><text:s/>* and data equ to NULL, The end of the list-&gt;next = NULL</text:p>
      <text:p text:style-name="P1"><text:s/>*/</text:p>
      <text:p text:style-name="P1">linklist *tmp = mylist-&gt;next;</text:p>
      <text:p text:style-name="P1">linklist *tmp1 = mylist;</text:p>
      <text:p text:style-name="P1"/>
      <text:p text:style-name="P1">/* Search for data == x */</text:p>
      <text:p text:style-name="P1">while(temp-&gt;next) {</text:p>
      <text:p text:style-name="P1"><text:tab/>if(strcmp(temp-&gt;data, 'x')) {</text:p>
      <text:p text:style-name="P1"><text:tab/><text:tab/>tmp1-&gt;next = node_e;</text:p>
      <text:p text:style-name="P1"><text:tab/><text:tab/>node_e-&gt;next = tmp;</text:p>
      <text:p text:style-name="P1"><text:tab/>}</text:p>
      <text:p text:style-name="P1"><text:tab/>tmp1 = tmp;</text:p>
      <text:p text:style-name="P1"><text:tab/>tmp = tmp-&gt;next;</text:p>
      <text:p text:style-name="P1">}</text:p>
      <text:p text:style-name="P1"/>
      <text:p text:style-name="P1">————————————————————————————————————</text:p>
      <text:p text:style-name="P1">第三题：</text:p>
      <text:p text:style-name="P1"/>
      <text:p text:style-name="P1">/*</text:p>
      <text:p text:style-name="P1"><text:s/>* No function call,</text:p>
      <text:p text:style-name="P1"><text:s/>* No include,</text:p>
      <text:p text:style-name="P1"><text:s/>* No Main,</text:p>
      <text:p text:style-name="P1"><text:s/>* Just core.</text:p>
      <text:p text:style-name="P1"><text:s/>*/</text:p>
      <text:p text:style-name="P1"/>
      <text:p text:style-name="P1">typedef struct list {</text:p>
      <text:p text:style-name="P1"><text:tab/>char *data;</text:p>
      <text:p text:style-name="P1"><text:tab/>char *next;</text:p>
      <text:p text:style-name="P1">} linklist;</text:p>
      <text:p text:style-name="P1">/* </text:p>
      <text:p text:style-name="P1"><text:s/>* data need to be use malloc to init</text:p>
      <text:p text:style-name="P1"><text:s/>* and use strcmp to compare.</text:p>
      <text:p text:style-name="P1"><text:s/>*/</text:p>
      <text:p text:style-name="P1"><text:soft-page-break/></text:p>
      <text:p text:style-name="P1">linklist *mylist;</text:p>
      <text:p text:style-name="P1">/* </text:p>
      <text:p text:style-name="P1"><text:s/>* Miss the action to create and init the list,</text:p>
      <text:p text:style-name="P1"><text:s/>* make the point mylist as the start of the list,</text:p>
      <text:p text:style-name="P1"><text:s/>* and data equ to NULL, The end of the list-&gt;next = NULL</text:p>
      <text:p text:style-name="P1"><text:s/>*/</text:p>
      <text:p text:style-name="P1">linklist *tmp = mylist;</text:p>
      <text:p text:style-name="P1">linklist *tmp1 = mylist-&gt;next;</text:p>
      <text:p text:style-name="P1">linklist *tmp2 = mylist;</text:p>
      <text:p text:style-name="P1"/>
      <text:p text:style-name="P1">while(temp-&gt;next-&gt;data) {</text:p>
      <text:p text:style-name="P1"><text:tab/>tmp1 = tmp1-&gt;next;</text:p>
      <text:p text:style-name="P1"><text:tab/>tmp2 = tmp-&gt;next;</text:p>
      <text:p text:style-name="P1"><text:tab/>tmp-&gt;next = tmp;</text:p>
      <text:p text:style-name="P1"><text:tab/>tmp = tmp2;</text:p>
      <text:p text:style-name="P1">}</text:p>
      <text:p text:style-name="P1"/>
      <text:p text:style-name="P1">————————————————————————————————————</text:p>
      <text:p text:style-name="P1">第四题：</text:p>
      <text:p text:style-name="P1"/>
      <text:p text:style-name="P1">/*</text:p>
      <text:p text:style-name="P1"><text:s/>* No function call,</text:p>
      <text:p text:style-name="P1"><text:s/>* No include,</text:p>
      <text:p text:style-name="P1"><text:s/>* No Main,</text:p>
      <text:p text:style-name="P1"><text:s/>* Just core.</text:p>
      <text:p text:style-name="P1"><text:s/>*/</text:p>
      <text:p text:style-name="P1"/>
      <text:p text:style-name="P1">typedef struct list {</text:p>
      <text:p text:style-name="P1"><text:tab/>char *data;</text:p>
      <text:p text:style-name="P1"><text:tab/>char *next;</text:p>
      <text:p text:style-name="P1">} linklist;</text:p>
      <text:p text:style-name="P1">/* </text:p>
      <text:p text:style-name="P1"><text:s/>* data need to be use malloc to init</text:p>
      <text:p text:style-name="P1"><text:s/>* and use strcmp to compare.</text:p>
      <text:p text:style-name="P1"><text:s/>*/</text:p>
      <text:p text:style-name="P1"/>
      <text:p text:style-name="P1">linklist *mylist;</text:p>
      <text:p text:style-name="P1">/* </text:p>
      <text:p text:style-name="P1"><text:s/>* Miss the action to create and init the list,</text:p>
      <text:p text:style-name="P1"><text:s/>* make the point mylist as the start of the list,</text:p>
      <text:p text:style-name="P1"><text:s/>* and data equ to NULL, The end of the list-&gt;next = NULL</text:p>
      <text:p text:style-name="P1"><text:s/>*/</text:p>
      <text:p text:style-name="P1"><text:soft-page-break/>linklist *tmp = mylist;</text:p>
      <text:p text:style-name="P1">linklist *tmp1 = mylist;</text:p>
      <text:p text:style-name="P1">linklist *tmp2 = NULL;</text:p>
      <text:p text:style-name="P1"/>
      <text:p text:style-name="P1">/* Search for data == x */</text:p>
      <text:p text:style-name="P1">while(tmp) {</text:p>
      <text:p text:style-name="P1"><text:tab/>tmp1 = tmp;</text:p>
      <text:p text:style-name="P1"><text:tab/>while(tmp1-&gt;next) {</text:p>
      <text:p text:style-name="P1"><text:tab/><text:tab/>if(strcmp(tmp1-&gt;next-&gt;data, tmp-&gt;data)) {</text:p>
      <text:p text:style-name="P1"><text:tab/><text:tab/><text:tab/>tmp2 = tmp1-&gt;next;</text:p>
      <text:p text:style-name="P1"><text:tab/><text:tab/><text:tab/>tmp1-&gt;next = temp-&gt;next-&gt;next;</text:p>
      <text:p text:style-name="P1"><text:tab/><text:tab/><text:tab/>free(tmp2);</text:p>
      <text:p text:style-name="P1"><text:tab/><text:tab/><text:tab/>/* Do not forget to free unuse node. */</text:p>
      <text:p text:style-name="P1"><text:tab/><text:tab/>}</text:p>
      <text:p text:style-name="P1"><text:tab/><text:tab/>tmp1 = tmp1-&gt;next;</text:p>
      <text:p text:style-name="P1"><text:tab/>}</text:p>
      <text:p text:style-name="P1"><text:tab/>tmp = tmp-&gt;next;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8cm" style:type="center"/>
          <style:tab-stop style:position="13.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1.52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3:53:55.633789594</meta:creation-date>
    <dc:date>2015-03-22T14:04:12.790373480</dc:date>
    <meta:editing-duration>PT10M17S</meta:editing-duration>
    <meta:editing-cycles>1</meta:editing-cycles>
    <meta:document-statistic meta:table-count="0" meta:image-count="0" meta:object-count="0" meta:page-count="4" meta:paragraph-count="127" meta:word-count="447" meta:character-count="2302" meta:non-whitespace-character-count="1896"/>
    <meta:generator>LibreOffice/4.3.3.2$Linux_X86_64 LibreOffice_project/430m0$Build-2</meta:generator>
  </office:meta>
</office:document-meta>
</file>